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D0000012289C33D9C31A57384.png" manifest:media-type="image/png"/>
  <manifest:file-entry manifest:full-path="Pictures/100000010000024D0000012206A7094E1643461D.png" manifest:media-type="image/png"/>
  <manifest:file-entry manifest:full-path="Pictures/100000010000024D0000012202424358D2DAAAEE.png" manifest:media-type="image/png"/>
  <manifest:file-entry manifest:full-path="Pictures/100000010000024D00000122195AF47ABA0DF643.png" manifest:media-type="image/png"/>
  <manifest:file-entry manifest:full-path="Pictures/100000010000024D00000122CC65914456DE4577.png" manifest:media-type="image/png"/>
  <manifest:file-entry manifest:full-path="Pictures/100000010000024D00000122A52325D3C4BB8338.png" manifest:media-type="image/png"/>
  <manifest:file-entry manifest:full-path="Pictures/100000010000024D00000122C9296E6F0427B54F.png" manifest:media-type="image/png"/>
  <manifest:file-entry manifest:full-path="Pictures/100000010000024D0000012250444C043F235B7B.png" manifest:media-type="image/png"/>
  <manifest:file-entry manifest:full-path="Pictures/100000010000024D00000122F1DAC872FD2FBD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07cm" fo:min-width="4.897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8pt" style:text-underline-style="solid" style:text-underline-width="auto" style:text-underline-color="font-color" fo:font-weight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2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22pt"/>
    </style:style>
    <style:style style:name="T1" style:family="text">
      <style:text-properties fo:font-size="28pt" style:text-underline-style="solid" style:text-underline-width="auto" style:text-underline-color="font-color"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59cm" svg:height="7.365cm" svg:x="2.273cm" svg:y="6.71cm">
          <draw:image xlink:href="Pictures/100000010000024D00000122F1DAC872FD2FBD4F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4.948cm" svg:y="6.627cm">
          <draw:image xlink:href="Pictures/100000010000024D00000122C9296E6F0427B54F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273cm" svg:y="15.035cm">
          <draw:image xlink:href="Pictures/100000010000024D0000012250444C043F235B7B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037cm" svg:y="14.972cm">
          <draw:image xlink:href="Pictures/100000010000024D0000012250444C043F235B7B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905cm" svg:y="31.852cm">
          <draw:image xlink:href="Pictures/100000010000024D00000122A52325D3C4BB8338.png" xlink:type="simple" xlink:show="embed" xlink:actuate="onLoad" draw:mime-type="image/png">
            <text:p/>
          </draw:image>
        </draw:frame>
        <draw:frame draw:style-name="gr2" draw:text-style-name="P3" draw:layer="layout" svg:width="14.287cm" svg:height="1.588cm" svg:x="5.127cm" svg:y="4.122cm">
          <draw:text-box>
            <text:p text:style-name="P2"><text:span text:style-name="T1">p = 5 / N</text:span></text:p>
          </draw:text-box>
        </draw:frame>
        <draw:frame draw:style-name="gr3" draw:text-style-name="P5" draw:layer="layout" svg:width="0.578cm" svg:height="0.646cm" svg:x="14.431cm" svg:y="5.594cm">
          <draw:text-box>
            <text:p text:style-name="P4"><text:span text:style-name="T2">i</text:span></text:p>
          </draw:text-box>
        </draw:frame>
        <draw:frame draw:style-name="gr2" draw:text-style-name="P3" draw:layer="layout" svg:width="14.287cm" svg:height="1.588cm" svg:x="22.828cm" svg:y="4.122cm">
          <draw:text-box>
            <text:p text:style-name="P2"><text:span text:style-name="T1">p = 5 / 30</text:span></text:p>
          </draw:text-box>
        </draw:frame>
        <draw:line draw:style-name="gr4" draw:text-style-name="P1" draw:layer="layout" svg:x1="21.32cm" svg:y1="2.587cm" svg:x2="21.637cm" svg:y2="49.577cm">
          <text:p/>
        </draw:line>
        <draw:custom-shape draw:style-name="gr5" draw:text-style-name="P7" draw:layer="layout" svg:width="5.397cm" svg:height="2.857cm" svg:x="18.55cm" svg:y="8.63cm">
          <text:p text:style-name="P6"><text:span text:style-name="T3">N = 2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17.03cm">
          <text:p text:style-name="P6"><text:span text:style-name="T3">N = 3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25.33cm">
          <text:p text:style-name="P6"><text:span text:style-name="T3">N = 4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33.73cm">
          <text:p text:style-name="P6"><text:span text:style-name="T3">N = 6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7cm" svg:height="2.857cm" svg:x="18.55cm" svg:y="42.33cm">
          <text:p text:style-name="P6"><text:span text:style-name="T3">N = 120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959cm" svg:height="7.365cm" svg:x="25.063cm" svg:y="31.797cm">
          <draw:image xlink:href="Pictures/100000010000024D00000122195AF47ABA0DF643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968cm" svg:y="40.535cm">
          <draw:image xlink:href="Pictures/100000010000024D0000012202424358D2DAAAEE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126cm" svg:y="23.401cm">
          <draw:image xlink:href="Pictures/100000010000024D0000012206A7094E1643461D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5.12cm" svg:y="40.536cm">
          <draw:image xlink:href="Pictures/100000010000024D00000122CC65914456DE4577.png" xlink:type="simple" xlink:show="embed" xlink:actuate="onLoad" draw:mime-type="image/png">
            <text:p/>
          </draw:image>
        </draw:frame>
        <draw:frame draw:style-name="gr1" draw:text-style-name="P1" draw:layer="layout" svg:width="14.959cm" svg:height="7.365cm" svg:x="2.851cm" svg:y="23.262cm">
          <draw:image xlink:href="Pictures/100000010000024D0000012289C33D9C31A5738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os Martínez Jiménez</meta:initial-creator>
    <meta:creation-date>2023-04-14T08:06:00.638327396</meta:creation-date>
    <meta:editing-cycles>3</meta:editing-cycles>
    <meta:editing-duration>PT1H12M7S</meta:editing-duration>
    <dc:date>2023-04-14T12:36:47.857724988</dc:date>
    <dc:creator>Marcos Martínez Jiménez</dc:creator>
    <meta:generator>LibreOffice/7.3.2.2$Linux_X86_64 LibreOffice_project/49f2b1bff42cfccbd8f788c8dc32c1c309559be0</meta:generator>
    <meta:document-statistic meta:object-count="19"/>
  </office:meta>
</office:document-meta>
</file>